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3700000287F143EEDCF2DDFA36.jpg" manifest:media-type="image/jpeg"/>
  <manifest:file-entry manifest:full-path="Pictures/100000000000053A0000028CC41066FFC986C14F.jpg" manifest:media-type="image/jpeg"/>
  <manifest:file-entry manifest:full-path="Pictures/10000000000005460000026232D4EC8BEEEEEF4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15%" fo:text-align="center" style:justify-single-word="false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.jpg" text:anchor-type="as-char" svg:width="5.4417in" svg:height="2.4634in" draw:z-index="0"><draw:image xlink:href="Pictures/10000000000005460000026232D4EC8BEEEEEF41.jpg" xlink:type="simple" xlink:show="embed" xlink:actuate="onLoad" loext:mime-type="image/jpeg"/></draw:frame><draw:frame draw:style-name="fr1" draw:name="image2.jpg" text:anchor-type="as-char" svg:width="5.4819in" svg:height="2.4091in" draw:z-index="0"><draw:image xlink:href="Pictures/100000000000053A0000028CC41066FFC986C14F.jpg" xlink:type="simple" xlink:show="embed" xlink:actuate="onLoad" loext:mime-type="image/jpeg"/></draw:frame><draw:frame draw:style-name="fr1" draw:name="image1.jpg" text:anchor-type="as-char" svg:width="5.448in" svg:height="2.7283in" draw:z-index="0"><draw:image xlink:href="Pictures/100000000000053700000287F143EEDCF2DDFA3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